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pple-system" svg:font-family="apple-system, BlinkMacSystemFont, 'Segoe UI', Helvetica, Arial, sans-serif, 'Apple Color Emoji', 'Segoe UI Emoji'"/>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InkColours" style:family="table">
      <style:table-properties style:width="12cm" table:align="center" style:writing-mode="lr-tb"/>
    </style:style>
    <style:style style:name="InkColours.A" style:family="table-column">
      <style:table-column-properties style:column-width="1.499cm"/>
    </style:style>
    <style:style style:name="InkColours.C" style:family="table-column">
      <style:table-column-properties style:column-width="1.501cm"/>
    </style:style>
    <style:style style:name="InkColours.A1" style:family="table-cell">
      <style:table-cell-properties fo:background-color="#000000" fo:padding="0.097cm" fo:border-left="0.05pt solid #999999" fo:border-right="none" fo:border-top="0.05pt solid #999999" fo:border-bottom="0.05pt solid #999999">
        <style:background-image/>
      </style:table-cell-properties>
    </style:style>
    <style:style style:name="InkColours.H1" style:family="table-cell">
      <style:table-cell-properties fo:background-color="#000000" fo:padding="0.097cm" fo:border="0.05pt solid #999999">
        <style:background-image/>
      </style:table-cell-properties>
    </style:style>
    <style:style style:name="InkColours.A2" style:family="table-cell">
      <style:table-cell-properties fo:background-color="#000000" fo:padding="0.097cm" fo:border-left="0.05pt solid #999999" fo:border-right="none" fo:border-top="none" fo:border-bottom="0.05pt solid #999999">
        <style:background-image/>
      </style:table-cell-properties>
    </style:style>
    <style:style style:name="InkColours.H2" style:family="table-cell">
      <style:table-cell-properties fo:background-color="#000000" fo:padding="0.097cm" fo:border-left="0.05pt solid #999999" fo:border-right="0.05pt solid #999999" fo:border-top="none" fo:border-bottom="0.05pt solid #999999">
        <style:background-image/>
      </style:table-cell-properties>
    </style:style>
    <style:style style:name="PaperColours" style:family="table">
      <style:table-properties style:width="12cm" table:align="center" style:writing-mode="lr-tb"/>
    </style:style>
    <style:style style:name="PaperColours.A" style:family="table-column">
      <style:table-column-properties style:column-width="1.499cm"/>
    </style:style>
    <style:style style:name="PaperColours.C" style:family="table-column">
      <style:table-column-properties style:column-width="1.501cm"/>
    </style:style>
    <style:style style:name="PaperColours.A1" style:family="table-cell">
      <style:table-cell-properties fo:background-color="#000000" fo:padding="0.097cm" fo:border-left="0.05pt solid #999999" fo:border-right="none" fo:border-top="0.05pt solid #999999" fo:border-bottom="0.05pt solid #999999">
        <style:background-image/>
      </style:table-cell-properties>
    </style:style>
    <style:style style:name="PaperColours.B1" style:family="table-cell">
      <style:table-cell-properties fo:background-color="#ff0000" fo:padding="0.097cm" fo:border-left="0.05pt solid #999999" fo:border-right="none" fo:border-top="0.05pt solid #999999" fo:border-bottom="0.05pt solid #999999">
        <style:background-image/>
      </style:table-cell-properties>
    </style:style>
    <style:style style:name="PaperColours.C1" style:family="table-cell">
      <style:table-cell-properties fo:background-color="#00ff00" fo:padding="0.097cm" fo:border-left="0.05pt solid #999999" fo:border-right="none" fo:border-top="0.05pt solid #999999" fo:border-bottom="0.05pt solid #999999">
        <style:background-image/>
      </style:table-cell-properties>
    </style:style>
    <style:style style:name="PaperColours.D1" style:family="table-cell">
      <style:table-cell-properties fo:background-color="#ffff00" fo:padding="0.097cm" fo:border-left="0.05pt solid #999999" fo:border-right="none" fo:border-top="0.05pt solid #999999" fo:border-bottom="0.05pt solid #999999">
        <style:background-image/>
      </style:table-cell-properties>
    </style:style>
    <style:style style:name="PaperColours.E1" style:family="table-cell">
      <style:table-cell-properties fo:background-color="#0000ff" fo:padding="0.097cm" fo:border-left="0.05pt solid #999999" fo:border-right="none" fo:border-top="0.05pt solid #999999" fo:border-bottom="0.05pt solid #999999">
        <style:background-image/>
      </style:table-cell-properties>
    </style:style>
    <style:style style:name="PaperColours.F1" style:family="table-cell">
      <style:table-cell-properties fo:background-color="#ff00ff" fo:padding="0.097cm" fo:border-left="0.05pt solid #999999" fo:border-right="none" fo:border-top="0.05pt solid #999999" fo:border-bottom="0.05pt solid #999999">
        <style:background-image/>
      </style:table-cell-properties>
    </style:style>
    <style:style style:name="PaperColours.G1" style:family="table-cell">
      <style:table-cell-properties fo:background-color="#00ffff" fo:padding="0.097cm" fo:border-left="0.05pt solid #999999" fo:border-right="none" fo:border-top="0.05pt solid #999999" fo:border-bottom="0.05pt solid #999999">
        <style:background-image/>
      </style:table-cell-properties>
    </style:style>
    <style:style style:name="PaperColours.H1" style:family="table-cell">
      <style:table-cell-properties fo:background-color="#ffffff" fo:padding="0.097cm" fo:border="0.05pt solid #999999">
        <style:background-image/>
      </style:table-cell-properties>
    </style:style>
    <style:style style:name="PaperColours.A2" style:family="table-cell">
      <style:table-cell-properties fo:background-color="#ffffff" fo:padding="0.097cm" fo:border-left="0.05pt solid #999999" fo:border-right="none" fo:border-top="none" fo:border-bottom="0.05pt solid #999999">
        <style:background-image/>
      </style:table-cell-properties>
    </style:style>
    <style:style style:name="PaperColours.B2" style:family="table-cell">
      <style:table-cell-properties fo:background-color="#ff0000" fo:padding="0.097cm" fo:border-left="0.05pt solid #999999" fo:border-right="none" fo:border-top="none" fo:border-bottom="0.05pt solid #999999">
        <style:background-image/>
      </style:table-cell-properties>
    </style:style>
    <style:style style:name="PaperColours.C2" style:family="table-cell">
      <style:table-cell-properties fo:background-color="#00ff00" fo:padding="0.097cm" fo:border-left="0.05pt solid #999999" fo:border-right="none" fo:border-top="none" fo:border-bottom="0.05pt solid #999999">
        <style:background-image/>
      </style:table-cell-properties>
    </style:style>
    <style:style style:name="PaperColours.D2" style:family="table-cell">
      <style:table-cell-properties fo:background-color="#ffff00" fo:padding="0.097cm" fo:border-left="0.05pt solid #999999" fo:border-right="none" fo:border-top="none" fo:border-bottom="0.05pt solid #999999">
        <style:background-image/>
      </style:table-cell-properties>
    </style:style>
    <style:style style:name="PaperColours.E2" style:family="table-cell">
      <style:table-cell-properties fo:background-color="#0000ff" fo:padding="0.097cm" fo:border-left="0.05pt solid #999999" fo:border-right="none" fo:border-top="none" fo:border-bottom="0.05pt solid #999999">
        <style:background-image/>
      </style:table-cell-properties>
    </style:style>
    <style:style style:name="PaperColours.F2" style:family="table-cell">
      <style:table-cell-properties fo:background-color="#ff00ff" fo:padding="0.097cm" fo:border-left="0.05pt solid #999999" fo:border-right="none" fo:border-top="none" fo:border-bottom="0.05pt solid #999999">
        <style:background-image/>
      </style:table-cell-properties>
    </style:style>
    <style:style style:name="PaperColours.G2" style:family="table-cell">
      <style:table-cell-properties fo:background-color="#00ffff" fo:padding="0.097cm" fo:border-left="0.05pt solid #999999" fo:border-right="none" fo:border-top="none" fo:border-bottom="0.05pt solid #999999">
        <style:background-image/>
      </style:table-cell-properties>
    </style:style>
    <style:style style:name="PaperColours.H2" style:family="table-cell">
      <style:table-cell-properties fo:background-color="#ffffff"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text-properties officeooo:rsid="00167ef4" officeooo:paragraph-rsid="00167ef4"/>
    </style:style>
    <style:style style:name="P3" style:family="paragraph" style:parent-style-name="Standard_20__28_user_29_">
      <style:text-properties officeooo:rsid="001deaf5" officeooo:paragraph-rsid="001deaf5"/>
    </style:style>
    <style:style style:name="P4" style:family="paragraph" style:parent-style-name="Standard_20__28_user_29_">
      <style:text-properties officeooo:paragraph-rsid="002178d8"/>
    </style:style>
    <style:style style:name="P5" style:family="paragraph" style:parent-style-name="Standard_20__28_user_29_">
      <style:text-properties officeooo:rsid="0026792d" officeooo:paragraph-rsid="0026792d"/>
    </style:style>
    <style:style style:name="P6" style:family="paragraph" style:parent-style-name="Standard_20__28_user_29_">
      <style:text-properties officeooo:rsid="002d22e4" officeooo:paragraph-rsid="002d22e4"/>
    </style:style>
    <style:style style:name="P7" style:family="paragraph" style:parent-style-name="Standard_20__28_user_29_">
      <style:text-properties style:font-name="Droid Sans1" officeooo:rsid="0032a853" officeooo:paragraph-rsid="0032a853" style:font-name-asian="Droid Sans2" style:font-name-complex="Droid Sans2"/>
    </style:style>
    <style:style style:name="P8" style:family="paragraph" style:parent-style-name="Standard_20__28_user_29_">
      <style:text-properties officeooo:rsid="0037e54d" officeooo:paragraph-rsid="0037e54d"/>
    </style:style>
    <style:style style:name="P9" style:family="paragraph" style:parent-style-name="Standard_20__28_user_29_">
      <style:text-properties officeooo:rsid="003ab86f" officeooo:paragraph-rsid="003ab86f"/>
    </style:style>
    <style:style style:name="P10" style:family="paragraph" style:parent-style-name="Standard_20__28_user_29_">
      <style:text-properties officeooo:rsid="003d6528" officeooo:paragraph-rsid="003e2938"/>
    </style:style>
    <style:style style:name="P11" style:family="paragraph" style:parent-style-name="Standard_20__28_user_29_">
      <style:text-properties officeooo:rsid="003f3037" officeooo:paragraph-rsid="003f3037"/>
    </style:style>
    <style:style style:name="P12" style:family="paragraph" style:parent-style-name="Standard_20__28_user_29_">
      <style:text-properties officeooo:rsid="004accfc" officeooo:paragraph-rsid="004accfc"/>
    </style:style>
    <style:style style:name="P13" style:family="paragraph" style:parent-style-name="Standard_20__28_user_29_">
      <style:text-properties officeooo:rsid="004caf81" officeooo:paragraph-rsid="004caf81"/>
    </style:style>
    <style:style style:name="P14" style:family="paragraph" style:parent-style-name="Standard_20__28_user_29_">
      <style:text-properties officeooo:rsid="00536e6c" officeooo:paragraph-rsid="00536e6c"/>
    </style:style>
    <style:style style:name="P15" style:family="paragraph" style:parent-style-name="Standard_20__28_user_29_">
      <style:text-properties officeooo:rsid="00554a99" officeooo:paragraph-rsid="00554a99"/>
    </style:style>
    <style:style style:name="P16" style:family="paragraph" style:parent-style-name="Standard_20__28_user_29_">
      <style:paragraph-properties fo:text-align="center" style:justify-single-word="false"/>
    </style:style>
    <style:style style:name="P17" style:family="paragraph" style:parent-style-name="Standard_20__28_user_29_">
      <style:paragraph-properties fo:text-align="start" style:justify-single-word="false"/>
      <style:text-properties officeooo:rsid="0058007c" officeooo:paragraph-rsid="0058007c"/>
    </style:style>
    <style:style style:name="P18" style:family="paragraph" style:parent-style-name="Standard_20__28_user_29_">
      <style:text-properties officeooo:rsid="005dfa65" officeooo:paragraph-rsid="005dfa65"/>
    </style:style>
    <style:style style:name="P19" style:family="paragraph" style:parent-style-name="Subtitle">
      <style:paragraph-properties fo:margin-left="5.08cm" fo:margin-right="0cm" fo:text-align="start" style:justify-single-word="false" fo:text-indent="0cm" style:auto-text-indent="false"/>
    </style:style>
    <style:style style:name="P20" style:family="paragraph" style:parent-style-name="Subtitle">
      <style:paragraph-properties fo:margin-left="6.35cm" fo:margin-right="0cm" fo:text-align="start" style:justify-single-word="false" fo:text-indent="0cm" style:auto-text-indent="false"/>
    </style:style>
    <style:style style:name="P21" style:family="paragraph" style:parent-style-name="Subtitle">
      <style:paragraph-properties fo:margin-left="3.81cm" fo:margin-right="0cm" fo:text-align="start" style:justify-single-word="false" fo:text-indent="0cm" style:auto-text-indent="false"/>
    </style:style>
    <style:style style:name="P22" style:family="paragraph" style:parent-style-name="Subtitle">
      <style:text-properties officeooo:paragraph-rsid="003e2938"/>
    </style:style>
    <style:style style:name="P23" style:family="paragraph" style:parent-style-name="Subtitle">
      <style:text-properties officeooo:paragraph-rsid="005955e7"/>
    </style:style>
    <style:style style:name="P24" style:family="paragraph" style:parent-style-name="Title">
      <style:text-properties officeooo:paragraph-rsid="003e2938"/>
    </style:style>
    <style:style style:name="P25" style:family="paragraph" style:parent-style-name="Title">
      <style:text-properties officeooo:rsid="005dfa65" officeooo:paragraph-rsid="005dfa65"/>
    </style:style>
    <style:style style:name="P26" style:family="paragraph" style:parent-style-name="Standard">
      <style:text-properties officeooo:paragraph-rsid="005955e7"/>
    </style:style>
    <style:style style:name="P27" style:family="paragraph" style:parent-style-name="Heading_20_1" style:master-page-name="Standard">
      <style:paragraph-properties fo:text-align="center" style:justify-single-word="false" style:page-number="auto"/>
    </style:style>
    <style:style style:name="P28" style:family="paragraph" style:parent-style-name="Standard_20__28_user_29_" style:list-style-name="WWNum2"/>
    <style:style style:name="P29" style:family="paragraph" style:parent-style-name="Standard_20__28_user_29_">
      <style:text-properties officeooo:rsid="00616d57" officeooo:paragraph-rsid="00616d57"/>
    </style:style>
    <style:style style:name="P30" style:family="paragraph" style:parent-style-name="Standard_20__28_user_29_">
      <style:text-properties officeooo:rsid="0062519e" officeooo:paragraph-rsid="0062519e"/>
    </style:style>
    <style:style style:name="P31" style:family="paragraph" style:parent-style-name="Standard_20__28_user_29_">
      <style:text-properties officeooo:paragraph-rsid="0067952e"/>
    </style:style>
    <style:style style:name="P32" style:family="paragraph" style:parent-style-name="Title">
      <style:text-properties officeooo:paragraph-rsid="0067952e"/>
    </style:style>
    <style:style style:name="P33" style:family="paragraph" style:parent-style-name="Subtitle">
      <style:text-properties officeooo:paragraph-rsid="0062519e"/>
    </style:style>
    <style:style style:name="P34" style:family="paragraph" style:parent-style-name="Subtitle">
      <style:text-properties officeooo:paragraph-rsid="0067952e"/>
    </style:style>
    <style:style style:name="P35"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36" style:family="paragraph" style:parent-style-name="Table_20_Contents">
      <style:paragraph-properties fo:text-align="center" style:justify-single-word="false"/>
      <style:text-properties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7" style:family="paragraph" style:parent-style-name="Table_20_Contents">
      <style:paragraph-properties fo:text-align="center" style:justify-single-word="false"/>
      <style:text-properties fo:color="#ffff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8" style:family="paragraph" style:parent-style-name="Table_20_Contents">
      <style:paragraph-properties fo:text-align="center" style:justify-single-word="false"/>
      <style:text-properties fo:color="#00ffff"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9" style:family="paragraph" style:parent-style-name="Table_20_Contents">
      <style:paragraph-properties fo:text-align="center" style:justify-single-word="false"/>
      <style:text-properties fo:color="#0000ff"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0" style:family="paragraph" style:parent-style-name="Table_20_Contents">
      <style:paragraph-properties fo:text-align="center" style:justify-single-word="false"/>
      <style:text-properties fo:color="#00ff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1" style:family="paragraph" style:parent-style-name="Table_20_Contents">
      <style:paragraph-properties fo:text-align="center" style:justify-single-word="false"/>
      <style:text-properties fo:color="#ff00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2" style:family="paragraph" style:parent-style-name="Table_20_Contents">
      <style:paragraph-properties fo:text-align="center" style:justify-single-word="false"/>
      <style:text-properties fo:color="#ff00ff"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3" style:family="paragraph" style:parent-style-name="Table_20_Contents">
      <style:paragraph-properties fo:text-align="center" style:justify-single-word="false"/>
      <style:text-properties fo:color="#0000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4" style:family="paragraph" style:parent-style-name="Table_20_Contents">
      <style:paragraph-properties fo:text-align="center" style:justify-single-word="false"/>
      <style:text-properties fo:color="#000000" style:font-name="Droid Sans1" fo:font-size="14pt" fo:font-weight="bold" officeooo:rsid="00616d57" officeooo:paragraph-rsid="0062519e" style:font-name-asian="Droid Sans2" style:font-size-asian="14pt" style:font-weight-asian="bold" style:font-name-complex="Droid Sans2" style:font-size-complex="14pt" style:font-weight-complex="bold"/>
    </style:style>
    <style:style style:name="P45" style:family="paragraph" style:parent-style-name="Table_20_Contents">
      <style:paragraph-properties fo:text-align="center" style:justify-single-word="false"/>
      <style:text-properties style:use-window-font-color="true" style:font-name="Droid Sans1" fo:font-size="14pt" fo:font-weight="bold" officeooo:rsid="00616d57" officeooo:paragraph-rsid="0062519e" style:font-name-asian="Droid Sans2" style:font-size-asian="14pt" style:font-weight-asian="bold" style:font-name-complex="Droid Sans2" style:font-size-complex="14pt" style:font-weight-complex="bold"/>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style:font-name="Droid Sans1" officeooo:rsid="005a5230" style:font-name-asian="Droid Sans2" style:font-name-complex="Droid Sans2"/>
    </style:style>
    <style:style style:name="T15" style:family="text">
      <style:text-properties officeooo:rsid="001e483a"/>
    </style:style>
    <style:style style:name="T16" style:family="text">
      <style:text-properties officeooo:rsid="001e5a8d"/>
    </style:style>
    <style:style style:name="T17" style:family="text">
      <style:text-properties officeooo:rsid="002178d8"/>
    </style:style>
    <style:style style:name="T18" style:family="text">
      <style:text-properties officeooo:rsid="0028b613"/>
    </style:style>
    <style:style style:name="T19" style:family="text">
      <style:text-properties officeooo:rsid="002df07b"/>
    </style:style>
    <style:style style:name="T20" style:family="text">
      <style:text-properties officeooo:rsid="002e9426"/>
    </style:style>
    <style:style style:name="T21" style:family="text">
      <style:text-properties officeooo:rsid="003685a2"/>
    </style:style>
    <style:style style:name="T22" style:family="text">
      <style:text-properties officeooo:rsid="00398d52"/>
    </style:style>
    <style:style style:name="T23" style:family="text">
      <style:text-properties officeooo:rsid="003ab86f"/>
    </style:style>
    <style:style style:name="T24" style:family="text">
      <style:text-properties officeooo:rsid="003c449a"/>
    </style:style>
    <style:style style:name="T25" style:family="text">
      <style:text-properties officeooo:rsid="003e2938"/>
    </style:style>
    <style:style style:name="T26" style:family="text">
      <style:text-properties officeooo:rsid="0042d134"/>
    </style:style>
    <style:style style:name="T27" style:family="text">
      <style:text-properties officeooo:rsid="0044bb90"/>
    </style:style>
    <style:style style:name="T28" style:family="text">
      <style:text-properties officeooo:rsid="00467de1"/>
    </style:style>
    <style:style style:name="T29" style:family="text">
      <style:text-properties officeooo:rsid="004a5d67"/>
    </style:style>
    <style:style style:name="T30" style:family="text">
      <style:text-properties officeooo:rsid="00544dd9"/>
    </style:style>
    <style:style style:name="T31" style:family="text">
      <style:text-properties officeooo:rsid="00554a99"/>
    </style:style>
    <style:style style:name="T32" style:family="text">
      <style:text-properties officeooo:rsid="0056f085"/>
    </style:style>
    <style:style style:name="T33" style:family="text">
      <style:text-properties officeooo:rsid="0059703f"/>
    </style:style>
    <style:style style:name="T34" style:family="text">
      <style:text-properties officeooo:rsid="005fb737"/>
    </style:style>
    <style:style style:name="T35" style:family="text">
      <style:text-properties officeooo:rsid="00616d57"/>
    </style:style>
    <style:style style:name="T36" style:family="text">
      <style:text-properties officeooo:rsid="0062519e"/>
    </style:style>
    <style:style style:name="T37" style:family="text">
      <style:text-properties officeooo:rsid="0067952e"/>
    </style:style>
    <style:style style:name="T38" style:family="text">
      <style:text-properties officeooo:rsid="0068c9b6"/>
    </style:style>
    <style:style style:name="T39" style:family="text">
      <style:text-properties officeooo:rsid="006a5860"/>
    </style:style>
    <style:style style:name="T40" style:family="text">
      <style:text-properties officeooo:rsid="006cc2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T2">BASIC </text:span><text:span text:style-name="T7">Reference</text:span></text:h>
      <text:p text:style-name="P16">At present this reference is for version 0.<text:span text:style-name="T30">95</text:span></text:p>
      <text:p text:style-name="P17">As of version 0.93, variables do not auto-instantiate ; they must be defined either by assignment, local, <text:span text:style-name="T33">for</text:span> or as parameters, otherwise an error is reported. </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soft-page-break/>-</text:p>
      <text:p text:style-name="Standard_20__28_user_29_">Binary subtract</text:p>
      <text:p text:style-name="P23">44 – 2</text:p>
      <text:p text:style-name="Title">.</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P26">Returns the address of a l-expr, <text:span text:style-name="T29">normally this is a variable of some sort, but it can be an array element or even an indirection. (print @!42 prints 42, the address of expression !42, not that it’s useful at all ….)</text:span></text:p>
      <text:p text:style-name="P23">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text:span text:style-name="T39">p</text:span>rint 42,”Hello”’”World”</text:p>
      <text:p text:style-name="Title">abs()</text:p>
      <text:p text:style-name="Standard_20__28_user_29_">Returns the absolute value of the parameter</text:p>
      <text:p text:style-name="Subtitle"><text:span text:style-name="T39">a</text:span>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text:soft-page-break/><text:span text:style-name="T39">c</text:span>ount &amp; 7</text:p>
      <text:p text:style-name="Title">alloc()</text:p>
      <text:p text:style-name="Standard_20__28_user_29_">Allocate the given number of words of memory and return the address.</text:p>
      <text:p text:style-name="Subtitle"><text:span text:style-name="T39">a</text:span>lloc(32)</text:p>
      <text:p text:style-name="Title">asc()</text:p>
      <text:p text:style-name="Standard_20__28_user_29_">Returns the ASCII value of the first character in the string, or zero if the string is empty.</text:p>
      <text:p text:style-name="Subtitle"><text:span text:style-name="T39">a</text:span>sc(“*”)</text:p>
      <text:p text:style-name="Title">assert</text:p>
      <text:p text:style-name="Standard_20__28_user_29_">Every good programming language should have assert. It verifies contracts and detects error conditions. If the expression following is zero, an error is produced.</text:p>
      <text:p text:style-name="Subtitle"><text:span text:style-name="T39">a</text:span>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9">The data source can either be a physical address, if &gt;= 256, or an image number if 0-255</text:span></text:p>
      <text:p text:style-name="Subtitle"><text:span text:style-name="T39">a</text:span>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9"><text:span text:style-name="T39">c</text:span>all print.message(“Hello”,42)</text:p>
      <text:p text:style-name="Standard_20__28_user_29_"><text:tab/><text:tab/><text:tab/><text:tab/>….</text:p>
      <text:p text:style-name="P19"><text:span text:style-name="T39">p</text:span>roc print.message(msg$,n)</text:p>
      <text:p text:style-name="P20"><text:span text:style-name="T39">p</text:span>rint msg$+“World <text:s/>x “+str$(n)</text:p>
      <text:p text:style-name="P19"><text:span text:style-name="T39">e</text:span>ndproc</text:p>
      <text:p text:style-name="Standard_20__28_user_29_"/>
      <text:p text:style-name="Title">chr$()</text:p>
      <text:p text:style-name="Standard_20__28_user_29_">Convert an ASCII integer to a single character string.</text:p>
      <text:p text:style-name="Subtitle"><text:soft-page-break/><text:span text:style-name="T39">c</text:span>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text:span text:style-name="T39">c</text:span>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text:span text:style-name="T39">c</text:span>ode &amp;6000,1</text:p>
      <text:p text:style-name="Title">cursor</text:p>
      <text:p text:style-name="Standard_20__28_user_29_">Move the text cursor to the given text coordinates</text:p>
      <text:p text:style-name="Subtitle"><text:span text:style-name="T39">c</text:span>ursor 22,10</text:p>
      <text:p text:style-name="P25">delete</text:p>
      <text:p text:style-name="P18">Deletes a named file. <text:span text:style-name="T34">If the file does not exist, causes an error. </text:span></text:p>
      <text:p text:style-name="Subtitle"><text:span text:style-name="T39">d</text:span>elete “test.file”</text:p>
      <text:p text:style-name="Title">dim</text:p>
      <text:p text:style-name="Standard_20__28_user_29_">Dimension integer or string arrays with up to two dimensions</text:p>
      <text:p text:style-name="Subtitle"><text:span text:style-name="T39">d</text:span>im a$(10),a.score(10) <text:s text:c="2"/>dim name$(10,2)</text:p>
      <text:p text:style-name="Title">dir</text:p>
      <text:p text:style-name="Standard_20__28_user_29_">Displays the local file system directory.</text:p>
      <text:p text:style-name="Subtitle">d<text:span text:style-name="T39">i</text:span>r</text:p>
      <text:p text:style-name="Title"><text:soft-page-break/>draw</text:p>
      <text:p text:style-name="P6">Draws an image on the current display in the current colour. The image can either be an index 0-255 or an address <text:span text:style-name="T21">an optional dim parameter can be added which can draw the sprite double size (or single size if you use a variable)</text:span></text:p>
      <text:p text:style-name="Subtitle">draw 100,100,1 <text:s text:c="2"/>draw 200,200,&amp;801E <text:span text:style-name="T21">dim 2</text:span></text:p>
      <text:p text:style-name="Title">draw on</text:p>
      <text:p text:style-name="P2">Selects the plane that graphic operations operate on. Takes one parameter ; 0 draws on the background, the default, 1 on the foreground. This does not affect print and similar which are always on the background.</text:p>
      <text:p text:style-name="Subtitle"><text:span text:style-name="T39">d</text:span>raw on 1</text:p>
      <text:p text:style-name="Title">end</text:p>
      <text:p text:style-name="Standard_20__28_user_29_">Ends the current program and returns to the command line</text:p>
      <text:p text:style-name="Subtitle"><text:span text:style-name="T39">e</text:span>nd</text:p>
      <text:p text:style-name="Title">event()</text:p>
      <text:p text:style-name="P8">Event tracks time. It is normally used to activate object movement or events in a game <text:span text:style-name="T23">or other events, and generates true at predictable rates.</text:span> <text:span text:style-name="T22">It takes two parameters ; a variable and an elapsed time.</text:span></text:p>
      <text:p text:style-name="P9">If that variable is zero, then this function doesn’t return true until after that many tenths of seconds has elapsed. If it is non-zero, it tracks repeated events, so if you have event(evt1,10) this will return true every 1/10 second. </text:p>
      <text:p text:style-name="P9">Note that if a game pauses the event times will continue, so if you use it to have an event every 20 seconds, this will work – but if you pause the game, then it will think the game time has elapsed. <text:span text:style-name="T24">One way out is to zero the event variables when leaving pause – this will cause it to fire after another 20 seconds. </text:span></text:p>
      <text:p text:style-name="P9">The maximum value for the event is 32 seconds. <text:span text:style-name="T28">If the event variable is set to -1 it will never fire, so this can be used to create one shots by setting it to -1 in the conditional part of the line</text:span></text:p>
      <text:p text:style-name="Subtitle"><text:span text:style-name="T39">i</text:span>f event(event.move,10) then call move()</text:p>
      <text:p text:style-name="Title">exists()</text:p>
      <text:p text:style-name="Standard_20__28_user_29_">Check if the file exists in the local file system</text:p>
      <text:p text:style-name="Subtitle"><text:span text:style-name="T39">e</text:span>xists(“demo.dat”)</text:p>
      <text:p text:style-name="Title"><text:soft-page-break/>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text:span text:style-name="T38">f</text:span>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text:span text:style-name="T38">f</text:span>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P32">f<text:span text:style-name="T37">ree()</text:span></text:p>
      <text:p text:style-name="P31">Returns the amount of memory between the top of variable allocation and the bottom of concreted string space.</text:p>
      <text:p text:style-name="P34"><text:span text:style-name="T38">mem = </text:span>fr<text:span text:style-name="T38">ee()<text:tab/>print free()</text:span></text:p>
      <text:p text:style-name="P32">get$()</text:p>
      <text:p text:style-name="Standard_20__28_user_29_">Get a single keystroke from the keyboard and return as a single character string</text:p>
      <text:p text:style-name="Subtitle"><text:span text:style-name="T38">g</text:span>et$()</text:p>
      <text:p text:style-name="Title">get()</text:p>
      <text:p text:style-name="Standard_20__28_user_29_">Get a single keystroke from the keyboard and return as an ascii value</text:p>
      <text:p text:style-name="Subtitle"><text:span text:style-name="T38">g</text:span>et()</text:p>
      <text:p text:style-name="Title"><text:soft-page-break/>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text:span text:style-name="T39">g</text:span>osub 1000</text:p>
      <text:p text:style-name="Title">goto</text:p>
      <text:p text:style-name="Standard_20__28_user_29_">Transfer execution to given line number. See GOSUB ; same comment.</text:p>
      <text:p text:style-name="Subtitle"><text:span text:style-name="T39">g</text:span>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7">31</text:span>, the default being <text:span text:style-name="T26">15</text:span>.</text:p>
      <text:p text:style-name="Subtitle"><text:span text:style-name="T39">p</text:span>rint hit(3,2),hit(4,2,8)</text:p>
      <text:p text:style-name="Title">if <text:tab/><text:tab/>then <text:tab/>else <text:tab/>endif</text:p>
      <text:p text:style-name="Standard_20__28_user_29_">If has two forms. The first is classic BASIC, e.g. if &lt;condition&gt; then &lt;do something&gt;</text:p>
      <text:p text:style-name="Subtitle"><text:span text:style-name="T39">i</text:span>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text:span text:style-name="T39">i</text:span>f age &lt; 18 print “Child” else print “Adult” endif</text:p>
      <text:p text:style-name="Standard_20__28_user_29_"/>
      <text:p text:style-name="Title">ink</text:p>
      <text:p text:style-name="Standard_20__28_user_29_">Sets the text <text:span text:style-name="T35">foreground</text:span> colour.</text:p>
      <text:p text:style-name="P29">Valid values: 0 – 15</text:p>
      <table:table table:name="InkColours" table:style-name="InkColours">
        <table:table-column table:style-name="InkColours.A" table:number-columns-repeated="2"/>
        <table:table-column table:style-name="InkColours.C"/>
        <table:table-column table:style-name="InkColours.A" table:number-columns-repeated="2"/>
        <table:table-column table:style-name="InkColours.C"/>
        <table:table-column table:style-name="InkColours.A"/>
        <table:table-column table:style-name="InkColours.C"/>
        <table:table-row>
          <table:table-cell table:style-name="InkColours.A1" office:value-type="string">
            <text:p text:style-name="P43">0</text:p>
          </table:table-cell>
          <table:table-cell table:style-name="InkColours.A1" office:value-type="string">
            <text:p text:style-name="P41">1</text:p>
          </table:table-cell>
          <table:table-cell table:style-name="InkColours.A1" office:value-type="string">
            <text:p text:style-name="P40">2</text:p>
          </table:table-cell>
          <table:table-cell table:style-name="InkColours.A1" office:value-type="string">
            <text:p text:style-name="P37">3</text:p>
          </table:table-cell>
          <table:table-cell table:style-name="InkColours.A1" office:value-type="string">
            <text:p text:style-name="P39">4</text:p>
          </table:table-cell>
          <table:table-cell table:style-name="InkColours.A1" office:value-type="string">
            <text:p text:style-name="P42">5</text:p>
          </table:table-cell>
          <table:table-cell table:style-name="InkColours.A1" office:value-type="string">
            <text:p text:style-name="P38">6</text:p>
          </table:table-cell>
          <table:table-cell table:style-name="InkColours.H1" office:value-type="string">
            <text:p text:style-name="P36">7</text:p>
          </table:table-cell>
        </table:table-row>
        <table:table-row>
          <table:table-cell table:style-name="InkColours.A2" office:value-type="string">
            <text:p text:style-name="P36">8</text:p>
          </table:table-cell>
          <table:table-cell table:style-name="InkColours.A2" office:value-type="string">
            <text:p text:style-name="P41">9</text:p>
          </table:table-cell>
          <table:table-cell table:style-name="InkColours.A2" office:value-type="string">
            <text:p text:style-name="P40">10</text:p>
          </table:table-cell>
          <table:table-cell table:style-name="InkColours.A2" office:value-type="string">
            <text:p text:style-name="P37">11</text:p>
          </table:table-cell>
          <table:table-cell table:style-name="InkColours.A2" office:value-type="string">
            <text:p text:style-name="P39">12</text:p>
          </table:table-cell>
          <table:table-cell table:style-name="InkColours.A2" office:value-type="string">
            <text:p text:style-name="P42">13</text:p>
          </table:table-cell>
          <table:table-cell table:style-name="InkColours.A2" office:value-type="string">
            <text:p text:style-name="P38">14</text:p>
          </table:table-cell>
          <table:table-cell table:style-name="InkColours.H2" office:value-type="string">
            <text:p text:style-name="P36">15</text:p>
          </table:table-cell>
        </table:table-row>
      </table:table>
      <text:p text:style-name="P29"/>
      <text:p text:style-name="Subtitle"><text:span text:style-name="T39">i</text:span>nk 4</text:p>
      <text:p text:style-name="Title"><text:soft-page-break/>inkey$()</text:p>
      <text:p text:style-name="Standard_20__28_user_29_">Sees if a new key press has occurred, if so returns it as a string, if no key available returns “”. It’s like get$() except it doesn’t wait.</text:p>
      <text:p text:style-name="Subtitle"><text:span text:style-name="T39">i</text:span>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text:span text:style-name="T39">i</text:span>nkey()</text:p>
      <text:p text:style-name="Title">input</text:p>
      <text:p text:style-name="Standard_20__28_user_29_">Inputs a string or an integer which can be edited using backspace and ends with return. The string cannot go beyond one line. Very limited. Deliberately.</text:p>
      <text:p text:style-name="Subtitle"><text:span text:style-name="T39">i</text:span>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text:span text:style-name="T39">j</text:span>oyb(2)</text:p>
      <text:p text:style-name="Title">joyx()</text:p>
      <text:p text:style-name="Standard_20__28_user_29_">Current x position of the joystick, which is a simple controller non analogue type (or also the keyboard), returns -1 0 or 1</text:p>
      <text:p text:style-name="Subtitle"><text:span text:style-name="T39">j</text:span>oyx()</text:p>
      <text:p text:style-name="Title">joyy()</text:p>
      <text:p text:style-name="Standard_20__28_user_29_">Current x position of the joystick, which is a simple controller non analogue type (or also the keyboard), returns -1 0 or 1</text:p>
      <text:p text:style-name="Subtitle"><text:span text:style-name="T39">j</text:span>oyy()</text:p>
      <text:p text:style-name="Title"><text:soft-page-break/>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text:span text:style-name="T39">l</text:span>eft$(a$,4)</text:p>
      <text:p text:style-name="Title">len() <text:s text:c="4"/>length()</text:p>
      <text:p text:style-name="Standard_20__28_user_29_">Returns the length of the string as an integer</text:p>
      <text:p text:style-name="Subtitle"><text:span text:style-name="T39">l</text:span>en(“Hello, World”)</text:p>
      <text:p text:style-name="Title">let</text:p>
      <text:p text:style-name="Standard_20__28_user_29_">Assignment statement. <text:span text:style-name="T14">The LET is optional</text:span> (except for PAGE).</text:p>
      <text:p text:style-name="Subtitle"><text:span text:style-name="T39">l</text:span>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text:span text:style-name="T39">l</text:span>ine 42,120 <text:s text:c="8"/><text:span text:style-name="T39">l</text:span>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 <text:span text:style-name="T32">Line numbers 0 and 32768-65535 are hidden.</text:span></text:p>
      <text:p text:style-name="Subtitle"><text:span text:style-name="T39">l</text:span>ist<text:tab/> <text:s text:c="2"/><text:span text:style-name="T39">l</text:span>ist 1000<text:tab/> <text:s/><text:span text:style-name="T39">l</text:span>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text:span text:style-name="T39">l</text:span>oad “myprogram” <text:s/>load “my.data”,&amp;7800</text:p>
      <text:p text:style-name="Title"><text:soft-page-break/>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text:span text:style-name="T39">l</text:span>ocal test$,count Local count=42</text:p>
      <text:p text:style-name="Title">lower$()</text:p>
      <text:p text:style-name="Standard_20__28_user_29_">Converts the string to lower case.</text:p>
      <text:p text:style-name="Subtitle"><text:span text:style-name="T39">l</text:span>ower$(“Hello, world !”)</text:p>
      <text:p text:style-name="P24">m<text:span text:style-name="T25">ax()</text:span></text:p>
      <text:p text:style-name="P10">Returns the <text:span text:style-name="T25">larg</text:span>er of the two parameters using signed comparison</text:p>
      <text:p text:style-name="P22">print m<text:span text:style-name="T25">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text:span text:style-name="T39">m</text:span>id$(“Hello”,2,3) <text:s text:c="2"/>mid$(“Another word”,2)</text:p>
      <text:p text:style-name="P24">min<text:span text:style-name="T25">()</text:span></text:p>
      <text:p text:style-name="P10">Returns the smaller of the two parameters using signed comparison</text:p>
      <text:p text:style-name="P22">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text:span text:style-name="T39">m</text:span>ove 42,120</text:p>
      <text:p text:style-name="Title">new</text:p>
      <text:p text:style-name="Standard_20__28_user_29_">Erases the current program</text:p>
      <text:p text:style-name="Subtitle"><text:span text:style-name="T39">n</text:span>ew</text:p>
      <text:p text:style-name="Title"><text:soft-page-break/>not</text:p>
      <text:p text:style-name="P7">Unary operator returning the logical not of its parameter, e.g. 0 if non-zero -1 otherwise.</text:p>
      <text:p text:style-name="Subtitle"><text:span text:style-name="T39">p</text:span>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text:span text:style-name="T39">r</text:span>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text:span text:style-name="T39">p</text:span>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text:span text:style-name="T39">p</text:span>alette 0,0,16</text:p>
      <text:p text:style-name="Title"><text:soft-page-break/>paper</text:p>
      <text:p text:style-name="Standard_20__28_user_29_">Sets the text <text:span text:style-name="T36">background</text:span> colour</text:p>
      <text:p text:style-name="P30">Valid values: 0 - 15</text:p>
      <table:table table:name="PaperColours" table:style-name="PaperColours">
        <table:table-column table:style-name="PaperColours.A" table:number-columns-repeated="2"/>
        <table:table-column table:style-name="PaperColours.C"/>
        <table:table-column table:style-name="PaperColours.A" table:number-columns-repeated="2"/>
        <table:table-column table:style-name="PaperColours.C"/>
        <table:table-column table:style-name="PaperColours.A"/>
        <table:table-column table:style-name="PaperColours.C"/>
        <table:table-row>
          <table:table-cell table:style-name="PaperColours.A1" office:value-type="string">
            <text:p text:style-name="P45">0</text:p>
          </table:table-cell>
          <table:table-cell table:style-name="PaperColours.B1" office:value-type="string">
            <text:p text:style-name="P44">1</text:p>
          </table:table-cell>
          <table:table-cell table:style-name="PaperColours.C1" office:value-type="string">
            <text:p text:style-name="P44">2</text:p>
          </table:table-cell>
          <table:table-cell table:style-name="PaperColours.D1" office:value-type="string">
            <text:p text:style-name="P44">3</text:p>
          </table:table-cell>
          <table:table-cell table:style-name="PaperColours.E1" office:value-type="string">
            <text:p text:style-name="P44">4</text:p>
          </table:table-cell>
          <table:table-cell table:style-name="PaperColours.F1" office:value-type="string">
            <text:p text:style-name="P44">5</text:p>
          </table:table-cell>
          <table:table-cell table:style-name="PaperColours.G1" office:value-type="string">
            <text:p text:style-name="P44">6</text:p>
          </table:table-cell>
          <table:table-cell table:style-name="PaperColours.H1" office:value-type="string">
            <text:p text:style-name="P44">7</text:p>
          </table:table-cell>
        </table:table-row>
        <table:table-row>
          <table:table-cell table:style-name="PaperColours.A2" office:value-type="string">
            <text:p text:style-name="P44">8</text:p>
          </table:table-cell>
          <table:table-cell table:style-name="PaperColours.B2" office:value-type="string">
            <text:p text:style-name="P44">9</text:p>
          </table:table-cell>
          <table:table-cell table:style-name="PaperColours.C2" office:value-type="string">
            <text:p text:style-name="P44">10</text:p>
          </table:table-cell>
          <table:table-cell table:style-name="PaperColours.D2" office:value-type="string">
            <text:p text:style-name="P44">11</text:p>
          </table:table-cell>
          <table:table-cell table:style-name="PaperColours.E2" office:value-type="string">
            <text:p text:style-name="P44">12</text:p>
          </table:table-cell>
          <table:table-cell table:style-name="PaperColours.F2" office:value-type="string">
            <text:p text:style-name="P44">13</text:p>
          </table:table-cell>
          <table:table-cell table:style-name="PaperColours.G2" office:value-type="string">
            <text:p text:style-name="P44">14</text:p>
          </table:table-cell>
          <table:table-cell table:style-name="PaperColours.H2" office:value-type="string">
            <text:p text:style-name="P44">15</text:p>
          </table:table-cell>
        </table:table-row>
      </table:table>
      <text:p text:style-name="P33"/>
      <text:p text:style-name="P33"><text:span text:style-name="T39">p</text:span>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text:span text:style-name="T39">p</text:span>eek(a)</text:p>
      <text:p text:style-name="Title">plot</text:p>
      <text:p text:style-name="Standard_20__28_user_29_">Moves the graphics cursor to the given coordinate position and plots a pixel in the current ink colour</text:p>
      <text:p text:style-name="Subtitle"><text:span text:style-name="T39">p</text:span>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text:span text:style-name="T39">p</text:span>oke 32768,42</text:p>
      <text:p text:style-name="Title">quiet()</text:p>
      <text:p text:style-name="P11">Returns true unless the given sound channel is either playing a sound or has one queued, in which case it returns false.</text:p>
      <text:p text:style-name="Subtitle"><text:span text:style-name="T39">p</text:span>rint quiet(2)</text:p>
      <text:p text:style-name="Title">randomise</text:p>
      <text:p text:style-name="P14">Sets the random seed. This value will cause an error if the seed is zero.</text:p>
      <text:p text:style-name="Subtitle"><text:span text:style-name="T39">r</text:span>andomise 42</text:p>
      <text:p text:style-name="Title"><text:soft-page-break/>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text:span text:style-name="T39">r</text:span>nd() <text:s text:c="2"/>random(1,6)</text:p>
      <text:p text:style-name="Title">repeat <text:tab/>until</text:p>
      <text:p text:style-name="Standard_20__28_user_29_">Conditional loop, which is tested at the bottom.</text:p>
      <text:p text:style-name="P21">repeat</text:p>
      <text:p text:style-name="P19">call drink.a.pint()</text:p>
      <text:p text:style-name="P21">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39">r</text:span>ight$(a$,4)</text:p>
      <text:p text:style-name="Title"><text:soft-page-break/>rpl()</text:p>
      <text:p text:style-name="P12">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text:span text:style-name="T39">r</text:span>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text:span text:style-name="T39">s</text:span>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text:soft-page-break/>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text:span text:style-name="T39">s</text:span>creen 0,4 <text:s text:c="4"/>screen 3,1</text:p>
      <text:p text:style-name="Title">sgn() sign()</text:p>
      <text:p text:style-name="Standard_20__28_user_29_">Returns the sign of an integer, which is -1 0 or 1 depending on the value.</text:p>
      <text:p text:style-name="Subtitle"><text:span text:style-name="T39">s</text:span>gn(42)</text:p>
      <text:p text:style-name="Title">slide</text:p>
      <text:p text:style-name="P4">Plays a sound on the given channel, for a given time period (in 1/10s) at a varying pitch up or down. <text:span text:style-name="T17">Parameter 1 is the pitch, Parameter 2 is the length. </text:span>The variation is the same calculation as the value in “sound” This is rounded down by dividing by 64, so -63..63 are effectively zero. This makes weird sound effects ; best used experimentally.</text:p>
      <text:p text:style-name="Subtitle"><text:span text:style-name="T39">s</text:span>lide 1,-4242,<text:span text:style-name="T15">10</text:span></text:p>
      <text:p text:style-name="Title">sound</text:p>
      <text:p text:style-name="Standard_20__28_user_29_">Plays a sound on the given channel, for a given time period (in 1/10s) at a given pitch. <text:span text:style-name="T17">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text:span text:style-name="T39">s</text:span>ound 1,10000,<text:span text:style-name="T16">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ext:soft-page-break/>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8">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8">sprite 4 end</text:span></text:p>
      <text:p text:style-name="Subtitle">sprite 5 to 100,100 ink 3 flip 4 draw 7 dim 2</text:p>
      <text:p text:style-name="Title">sprite.x() <text:s text:c="2"/>sprite.y() <text:s text:c="2"/>sprite.info()</text:p>
      <text:p text:style-name="P5">These functions extract the position and status of the given sprite. The status word is described in the documentation.</text:p>
      <text:p text:style-name="Subtitle"><text:span text:style-name="T39">p</text:span>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text:soft-page-break/>sub.get$()</text:p>
      <text:p text:style-name="P13">Used for data strings, in conjunction with sub.count(), returns an arbitrary element from that string list. So if the data in a$ “fred,jim,jane,jack” then sub.get$(a$,”,”,2) would return the string “jim”</text:p>
      <text:p text:style-name="Subtitle">name$ = sub.get$(“jane,paul,lizze,jack”,3)</text:p>
      <text:p text:style-name="Title">sys <text:span text:style-name="T31">sys()</text:span></text:p>
      <text:p text:style-name="Standard_20__28_user_29_">Executes a machine code routine at a given address. <text:span text:style-name="T31">The parameters are firstly the address to call, and then the values to go into R0,R1,R2,R3,R4,R5 – a maximum of 6 is allowed. These must be integers (to pass strings use @f$). Additionally R8 is set to the RPL stack and must be maintained (if it is changed it assumes the stack has not balanced in the call).</text:span></text:p>
      <text:p text:style-name="P15">The unary function returns the value returned in R0, whereas the command version ignores it.</text:p>
      <text:p text:style-name="Subtitle"><text:span text:style-name="T39">s</text:span>ys &amp;FFE4 <text:s/><text:span text:style-name="T31">loadaddr=Sys(&amp;10,6,@f$)</text:span></text:p>
      <text:p text:style-name="Title">sysvar()</text:p>
      <text:p text:style-name="Standard_20__28_user_29_">Returns a kernel system value. These are listed in the kernel source</text:p>
      <text:p text:style-name="Subtitle">Example</text:p>
      <text:p text:style-name="Title">text</text:p>
      <text:p text:style-name="P3">Draws text as graphics at the current position, current ink, current plane. This is completely different from PRINT which is a console text operator. It takes a coordinate pair and a string to print. <text:span text:style-name="T20">Optionally you can add a scale on as an extra parameter which draws large characters</text:span></text:p>
      <text:p text:style-name="Subtitle"><text:span text:style-name="T39">t</text:span>ext 10,10,”Hello, world!” <text:s text:c="2"/><text:span text:style-name="T3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2511756158" text:style-name="WWNum2">
        <text:list-item>
          <text:p text:style-name="P28">The first two are the graphic position of the map on the screen</text:p>
        </text:list-item>
        <text:list-item>
          <text:p text:style-name="P28">The second two are the position in that map, in pixels of the top left drawn graphics position.</text:p>
        </text:list-item>
        <text:list-item>
          <text:p text:style-name="P28">The third is the size of the tilemap in tiles, e.g. 10 x 5 =&gt; 160 x 80, 16 pixels each dimension.</text:p>
        </text:list-item>
        <text:list-item>
          <text:p text:style-name="P28"><text:soft-page-break/>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ext:span text:style-name="T39">t</text:span>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text:span text:style-name="T39">v</text:span>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text:span text:style-name="T39">s</text:span>tr$(42) <text:s/>str$(412,16)</text:p>
      <text:p text:style-name="Title">true</text:p>
      <text:p text:style-name="Standard_20__28_user_29_">Returns the constant -1</text:p>
      <text:p text:style-name="Subtitle"><text:span text:style-name="T39">t</text:span>rue</text:p>
      <text:p text:style-name="Title"><text:soft-page-break/>upper$()</text:p>
      <text:p text:style-name="Standard_20__28_user_29_">Converts the string to lower case.</text:p>
      <text:p text:style-name="Subtitle"><text:span text:style-name="T39">u</text:span>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21"><text:span text:style-name="T39">w</text:span>hile wife.very.cross</text:p>
      <text:p text:style-name="P19"><text:span text:style-name="T39">c</text:span>all buy.flowers()</text:p>
      <text:p text:style-name="P35"><text:span text:style-name="T40">c</text:span>all grovel()</text:p>
      <text:p text:style-name="P21">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pple-system" svg:font-family="apple-system, BlinkMacSystemFont, 'Segoe UI', Helvetica, Arial, sans-serif, 'Apple Color Emoji', 'Segoe UI Emoji'"/>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loext:contextual-spacing="false" fo:line-height="100%" fo:text-align="center" style:justify-single-word="false" style:page-number="auto" fo:background-color="#0070c0" fo:keep-with-next="always"/>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8</text:page-number></text:span><text:span text:style-name="MT1"><text:s/>of </text:span><text:span text:style-name="MT1"><text:page-count>1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72</meta:editing-cycles>
    <meta:creation-date>2020-04-01T13:44:00</meta:creation-date>
    <dc:date>2020-09-11T20:18:41.644288124</dc:date>
    <meta:editing-duration>PT1H40M22S</meta:editing-duration>
    <meta:generator>LibreOffice/6.1.5.2$Linux_X86_64 LibreOffice_project/10$Build-2</meta:generator>
    <meta:document-statistic meta:table-count="2" meta:image-count="0" meta:object-count="0" meta:page-count="19" meta:paragraph-count="393" meta:word-count="4607" meta:character-count="25651" meta:non-whitespace-character-count="212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